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css3t="http://www.w3.org/TR/css3-text/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office="urn:oasis:names:tc:opendocument:xmlns:office:1.0" xmlns:formx="urn:openoffice:names:experimental:ooxml-odf-interop:xmlns:form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dc9b5"/>
    </style:style>
    <style:style style:name="P2" style:family="paragraph" style:parent-style-name="Heading_20_3">
      <style:text-properties officeooo:rsid="000dc9b5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 style:list-style-name="L30">
      <style:paragraph-properties style:writing-mode="lr-tb"/>
    </style:style>
    <style:style style:name="P5" style:family="paragraph" style:parent-style-name="Preformatted_20_Text" style:list-style-name="L32">
      <style:paragraph-properties style:writing-mode="lr-tb"/>
    </style:style>
    <style:style style:name="P6" style:family="paragraph" style:parent-style-name="Preformatted_20_Text" style:list-style-name="L33">
      <style:paragraph-properties style:writing-mode="lr-tb"/>
    </style:style>
    <style:style style:name="P7" style:family="paragraph" style:parent-style-name="Preformatted_20_Text" style:list-style-name="L34">
      <style:paragraph-properties style:writing-mode="lr-tb"/>
    </style:style>
    <style:style style:name="P8" style:family="paragraph" style:parent-style-name="Preformatted_20_Text" style:list-style-name="L46">
      <style:paragraph-properties style:writing-mode="lr-tb"/>
    </style:style>
    <style:style style:name="P9" style:family="paragraph" style:parent-style-name="Preformatted_20_Text" style:list-style-name="L48">
      <style:paragraph-properties style:writing-mode="lr-tb"/>
    </style:style>
    <style:style style:name="P10" style:family="paragraph" style:parent-style-name="Preformatted_20_Text">
      <style:paragraph-properties fo:margin-top="0in" fo:margin-bottom="0.1965in" loext:contextual-spacing="false" style:writing-mode="lr-tb"/>
    </style:style>
    <style:style style:name="P11" style:family="paragraph" style:parent-style-name="Preformatted_20_Text" style:list-style-name="L30">
      <style:paragraph-properties fo:margin-top="0in" fo:margin-bottom="0.1965in" loext:contextual-spacing="false" style:writing-mode="lr-tb"/>
    </style:style>
    <style:style style:name="P12" style:family="paragraph" style:parent-style-name="Preformatted_20_Text" style:list-style-name="L32">
      <style:paragraph-properties fo:margin-top="0in" fo:margin-bottom="0.1965in" loext:contextual-spacing="false" style:writing-mode="lr-tb"/>
    </style:style>
    <style:style style:name="P13" style:family="paragraph" style:parent-style-name="Preformatted_20_Text" style:list-style-name="L33">
      <style:paragraph-properties fo:margin-top="0in" fo:margin-bottom="0.1965in" loext:contextual-spacing="false" style:writing-mode="lr-tb"/>
    </style:style>
    <style:style style:name="P14" style:family="paragraph" style:parent-style-name="Preformatted_20_Text" style:list-style-name="L34">
      <style:paragraph-properties fo:margin-top="0in" fo:margin-bottom="0.1965in" loext:contextual-spacing="false" style:writing-mode="lr-tb"/>
    </style:style>
    <style:style style:name="P15" style:family="paragraph" style:parent-style-name="Preformatted_20_Text" style:list-style-name="L46">
      <style:paragraph-properties fo:margin-top="0in" fo:margin-bottom="0.1965in" loext:contextual-spacing="false" style:writing-mode="lr-tb"/>
    </style:style>
    <style:style style:name="P16" style:family="paragraph" style:parent-style-name="Preformatted_20_Text" style:list-style-name="L48">
      <style:paragraph-properties fo:margin-top="0in" fo:margin-bottom="0.1965in" loext:contextual-spacing="false" style:writing-mode="lr-tb"/>
    </style:style>
    <style:style style:name="P17" style:family="paragraph" style:parent-style-name="Preformatted_20_Text" style:list-style-name="L50">
      <style:paragraph-properties fo:margin-top="0in" fo:margin-bottom="0.1965in" loext:contextual-spacing="false" style:writing-mode="lr-tb"/>
    </style:style>
    <style:style style:name="P18" style:family="paragraph" style:parent-style-name="Quotations">
      <style:paragraph-properties fo:margin-left="0in" fo:margin-right="0.3937in" fo:text-indent="0in" style:auto-text-indent="false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1"/>
    <style:style style:name="P30" style:family="paragraph" style:parent-style-name="Text_20_body" style:list-style-name="L12"/>
    <style:style style:name="P31" style:family="paragraph" style:parent-style-name="Text_20_body" style:list-style-name="L13"/>
    <style:style style:name="P32" style:family="paragraph" style:parent-style-name="Text_20_body" style:list-style-name="L14"/>
    <style:style style:name="P33" style:family="paragraph" style:parent-style-name="Text_20_body" style:list-style-name="L15"/>
    <style:style style:name="P34" style:family="paragraph" style:parent-style-name="Text_20_body" style:list-style-name="L16"/>
    <style:style style:name="P35" style:family="paragraph" style:parent-style-name="Text_20_body" style:list-style-name="L17"/>
    <style:style style:name="P36" style:family="paragraph" style:parent-style-name="Text_20_body" style:list-style-name="L18"/>
    <style:style style:name="P37" style:family="paragraph" style:parent-style-name="Text_20_body" style:list-style-name="L19"/>
    <style:style style:name="P38" style:family="paragraph" style:parent-style-name="Text_20_body" style:list-style-name="L20"/>
    <style:style style:name="P39" style:family="paragraph" style:parent-style-name="Text_20_body" style:list-style-name="L21"/>
    <style:style style:name="P40" style:family="paragraph" style:parent-style-name="Text_20_body" style:list-style-name="L22"/>
    <style:style style:name="P41" style:family="paragraph" style:parent-style-name="Text_20_body" style:list-style-name="L23"/>
    <style:style style:name="P42" style:family="paragraph" style:parent-style-name="Text_20_body" style:list-style-name="L24"/>
    <style:style style:name="P43" style:family="paragraph" style:parent-style-name="Text_20_body" style:list-style-name="L25"/>
    <style:style style:name="P44" style:family="paragraph" style:parent-style-name="Text_20_body" style:list-style-name="L26"/>
    <style:style style:name="P45" style:family="paragraph" style:parent-style-name="Text_20_body" style:list-style-name="L27"/>
    <style:style style:name="P46" style:family="paragraph" style:parent-style-name="Text_20_body" style:list-style-name="L28"/>
    <style:style style:name="P47" style:family="paragraph" style:parent-style-name="Text_20_body" style:list-style-name="L29"/>
    <style:style style:name="P48" style:family="paragraph" style:parent-style-name="Text_20_body" style:list-style-name="L30"/>
    <style:style style:name="P49" style:family="paragraph" style:parent-style-name="Text_20_body" style:list-style-name="L31"/>
    <style:style style:name="P50" style:family="paragraph" style:parent-style-name="Text_20_body">
      <style:text-properties officeooo:rsid="000dc9b5"/>
    </style:style>
    <style:style style:name="P51" style:family="paragraph" style:parent-style-name="Text_20_body" style:list-style-name="L32"/>
    <style:style style:name="P52" style:family="paragraph" style:parent-style-name="Text_20_body" style:list-style-name="L33"/>
    <style:style style:name="P53" style:family="paragraph" style:parent-style-name="Text_20_body" style:list-style-name="L34"/>
    <style:style style:name="P54" style:family="paragraph" style:parent-style-name="Text_20_body" style:list-style-name="L35"/>
    <style:style style:name="P55" style:family="paragraph" style:parent-style-name="Text_20_body" style:list-style-name="L36"/>
    <style:style style:name="P56" style:family="paragraph" style:parent-style-name="Text_20_body" style:list-style-name="L37"/>
    <style:style style:name="P57" style:family="paragraph" style:parent-style-name="Text_20_body" style:list-style-name="L45"/>
    <style:style style:name="P58" style:family="paragraph" style:parent-style-name="Text_20_body" style:list-style-name="L46"/>
    <style:style style:name="P59" style:family="paragraph" style:parent-style-name="Text_20_body" style:list-style-name="L47"/>
    <style:style style:name="P60" style:family="paragraph" style:parent-style-name="Text_20_body" style:list-style-name="L48"/>
    <style:style style:name="P61" style:family="paragraph" style:parent-style-name="Text_20_body" style:list-style-name="L49"/>
    <style:style style:name="P62" style:family="paragraph" style:parent-style-name="Text_20_body" style:list-style-name="L50"/>
    <style:style style:name="P63" style:family="paragraph" style:parent-style-name="Text_20_body" style:list-style-name="L51"/>
    <style:style style:name="P64" style:family="paragraph" style:parent-style-name="Text_20_body">
      <style:paragraph-properties fo:margin-left="0in" fo:margin-right="0.3937in" fo:text-indent="0in" style:auto-text-indent="false"/>
    </style:style>
    <style:style style:name="T1" style:family="text">
      <style:text-properties officeooo:rsid="0010566a"/>
    </style:style>
    <style:style style:name="T2" style:family="text">
      <style:text-properties officeooo:rsid="000dc9b5"/>
    </style:style>
    <style:style style:name="T3" style:family="text">
      <style:text-properties style:font-name="Liberation Mono" fo:font-size="24pt" fo:font-weight="bold" officeooo:rsid="0010566a" style:font-name-asian="Liberation Mono" style:font-size-asian="24pt" style:font-weight-asian="bold" style:font-name-complex="Liberation Mono" style:font-size-complex="24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2">Refactoring of </text:span><text:span text:style-name="Source_20_Text"><text:span text:style-name="T3">simple_exec</text:span></text:span></text:h>
      <text:h text:style-name="P2" text:outline-level="3">High-level summary</text:h>
      <text:list xml:id="list2856587952" text:style-name="L32">
        <text:list-item>
          <text:p text:style-name="P51">Introduced <text:span text:style-name="Source_20_Text">simple_exec_module_api</text:span> as a <text:span text:style-name="Emphasis">single aggregation module</text:span> that re-exports all <text:span text:style-name="Source_20_Text">commander_*</text:span> types used by <text:span text:style-name="Source_20_Text">simple_exec</text:span>.</text:p>
        </text:list-item>
        <text:list-item>
          <text:p text:style-name="P51">Reduced the number of <text:span text:style-name="Source_20_Text">use</text:span> statements in <text:span text:style-name="Source_20_Text">simple_exec</text:span> from many <text:span text:style-name="Source_20_Text">simple_commanders_*</text:span> modules to:</text:p>
          <text:p text:style-name="P5"><text:span text:style-name="Source_20_Text">use simple_exec_helpers, <text:s text:c="2"/>only: script_exec, restarted_exec, update_job_descriptions_in_project</text:span></text:p>
          <text:p text:style-name="P12"><text:span text:style-name="Source_20_Text">use simple_exec_module_api</text:span></text:p>
        </text:list-item>
        <text:list-item>
          <text:p text:style-name="P51">Removed wiring for several legacy/less-used sub-programs from <text:span text:style-name="Source_20_Text">simple_exec</text:span>, simplifying the public CLI surface.</text:p>
        </text:list-item>
      </text:list>
      <text:p text:style-name="Horizontal_20_Line"/>
      <text:h text:style-name="Heading_20_3" text:outline-level="3">Before vs after</text:h>
      <text:p text:style-name="Text_20_body"><text:span text:style-name="Strong_20_Emphasis">Before</text:span></text:p>
      <text:list xml:id="list1225581531" text:style-name="L33">
        <text:list-item>
          <text:p text:style-name="P52"><text:span text:style-name="Source_20_Text">simple_exec</text:span> directly depended on many modules:</text:p>
          <text:p text:style-name="P6"><text:span text:style-name="Source_20_Text">use simple_commanders_abinitio</text:span></text:p>
          <text:p text:style-name="P6"><text:span text:style-name="Source_20_Text">use simple_commanders_abinitio2D</text:span></text:p>
          <text:p text:style-name="P6"><text:span text:style-name="Source_20_Text">use simple_commanders_atoms</text:span></text:p>
          <text:p text:style-name="P6"><text:span text:style-name="Source_20_Text">use simple_commanders_cavgs</text:span></text:p>
          <text:p text:style-name="P6"><text:span text:style-name="Source_20_Text">use simple_commanders_checks</text:span></text:p>
          <text:p text:style-name="P6"><text:span text:style-name="Source_20_Text">use simple_commanders_cluster2D</text:span></text:p>
          <text:p text:style-name="P6"><text:span text:style-name="Source_20_Text">use simple_commanders_distr</text:span></text:p>
          <text:p text:style-name="P6"><text:span text:style-name="Source_20_Text">use simple_commanders_euclid</text:span></text:p>
          <text:p text:style-name="P6"><text:span text:style-name="Source_20_Text">use simple_commanders_imgproc</text:span></text:p>
          <text:p text:style-name="P6"><text:span text:style-name="Source_20_Text">use simple_commanders_mask</text:span></text:p>
          <text:p text:style-name="P6"><text:span text:style-name="Source_20_Text">use simple_commanders_misc</text:span></text:p>
          <text:p text:style-name="P6"><text:span text:style-name="Source_20_Text">use simple_commanders_oris</text:span></text:p>
          <text:p text:style-name="P6"><text:span text:style-name="Source_20_Text">use simple_commanders_preprocess</text:span></text:p>
          <text:p text:style-name="P6"><text:span text:style-name="Source_20_Text">use simple_commanders_project</text:span></text:p>
          <text:p text:style-name="P6"><text:span text:style-name="Source_20_Text">use simple_commanders_rec</text:span></text:p>
          <text:p text:style-name="P6"><text:span text:style-name="Source_20_Text">use simple_commanders_refine3D</text:span></text:p>
          <text:p text:style-name="P6"><text:span text:style-name="Source_20_Text">use simple_commanders_relion</text:span></text:p>
          <text:p text:style-name="P6"><text:span text:style-name="Source_20_Text">use simple_commanders_resolest</text:span></text:p>
          <text:p text:style-name="P6"><text:span text:style-name="Source_20_Text">use simple_commanders_sim</text:span></text:p>
          <text:p text:style-name="P6"><text:span text:style-name="Source_20_Text">use simple_commanders_starproject</text:span></text:p>
          <text:p text:style-name="P6"><text:span text:style-name="Source_20_Text">use simple_commanders_validate</text:span></text:p>
          <text:p text:style-name="P6"><text:span text:style-name="Source_20_Text">use simple_commanders_volops</text:span></text:p>
          <text:p text:style-name="P6"><text:span text:style-name="Source_20_Text">use simple_stream_cluster2D_subsets</text:span></text:p>
          <text:p text:style-name="P13"><text:span text:style-name="Source_20_Text">use simple_exec_helpers</text:span></text:p>
        </text:list-item>
        <text:list-item>
          <text:p text:style-name="P52"><text:span text:style-name="Source_20_Text">simple_exec</text:span> was effectively the central place that “knew” about all commander modules and their internal layout.</text:p>
        </text:list-item>
        <text:list-item>
          <text:p text:style-name="P52"><text:soft-page-break/>Any new commander required:</text:p>
          <text:list>
            <text:list-item>
              <text:p text:style-name="P52">Adding a new <text:span text:style-name="Source_20_Text">use simple_commanders_*</text:span> line, and</text:p>
            </text:list-item>
            <text:list-item>
              <text:p text:style-name="P52">Adding corresponding <text:span text:style-name="Source_20_Text">type(commander_...)</text:span> and <text:span text:style-name="Source_20_Text">case('...')</text:span> wiring.</text:p>
            </text:list-item>
          </text:list>
        </text:list-item>
      </text:list>
      <text:p text:style-name="Text_20_body"><text:span text:style-name="Strong_20_Emphasis">After</text:span></text:p>
      <text:list xml:id="list1381058924" text:style-name="L34">
        <text:list-item>
          <text:p text:style-name="P53"><text:span text:style-name="Source_20_Text">simple_exec</text:span> now depends on:</text:p>
          <text:p text:style-name="P7"><text:span text:style-name="Source_20_Text">use simple_cmdline, <text:s text:c="7"/>only: cmdline, cmdline_err</text:span></text:p>
          <text:p text:style-name="P7"><text:span text:style-name="Source_20_Text">use simple_user_interface, only: make_user_interface, list_simple_prgs_in_ui</text:span></text:p>
          <text:p text:style-name="P7"><text:span text:style-name="Source_20_Text">use simple_exec_helpers, <text:s text:c="2"/>only: script_exec, restarted_exec, update_job_descriptions_in_project</text:span></text:p>
          <text:p text:style-name="P14"><text:span text:style-name="Source_20_Text">use simple_exec_module_api</text:span></text:p>
        </text:list-item>
        <text:list-item>
          <text:p text:style-name="P53">All <text:span text:style-name="Source_20_Text">commander_*</text:span> types are imported transitively from <text:span text:style-name="Source_20_Text">simple_exec_module_api</text:span>, which:</text:p>
          <text:list>
            <text:list-item>
              <text:p text:style-name="P53">Collects all <text:span text:style-name="Source_20_Text">use simple_commanders_*</text:span> statements.</text:p>
            </text:list-item>
            <text:list-item>
              <text:p text:style-name="P53">Marks the relevant <text:span text:style-name="Source_20_Text">commander_*</text:span> types <text:span text:style-name="Source_20_Text">public</text:span>.</text:p>
            </text:list-item>
          </text:list>
        </text:list-item>
        <text:list-item>
          <text:p text:style-name="P53">Adding a new program now only requires:</text:p>
          <text:list>
            <text:list-item>
              <text:p text:style-name="P53">Adding the relevant <text:span text:style-name="Source_20_Text">use simple_commanders_*</text:span> + <text:span text:style-name="Source_20_Text">public :: commander_...</text:span> in <text:span text:style-name="Source_20_Text">simple_exec_module_api</text:span>.</text:p>
            </text:list-item>
            <text:list-item>
              <text:p text:style-name="P53">Declaring the <text:span text:style-name="Source_20_Text">type(commander_...)</text:span> variable in <text:span text:style-name="Source_20_Text">simple_exec</text:span>.</text:p>
            </text:list-item>
            <text:list-item>
              <text:p text:style-name="P53">Adding the <text:span text:style-name="Source_20_Text">case('...')</text:span> block.</text:p>
            </text:list-item>
          </text:list>
        </text:list-item>
      </text:list>
      <text:p text:style-name="Text_20_body">This reduces coupling and makes <text:span text:style-name="Source_20_Text">simple_exec</text:span> independent of the detailed module structure in <text:span text:style-name="Source_20_Text">simple_commanders_*</text:span>.</text:p>
      <text:p text:style-name="Horizontal_20_Line"/>
      <text:h text:style-name="Heading_20_3" text:outline-level="3">Behavioral changes</text:h>
      <text:p text:style-name="Text_20_body">Most existing <text:span text:style-name="Source_20_Text">prg=</text:span> values still behave as before. However, the refactor also <text:span text:style-name="Strong_20_Emphasis">removes some commands from </text:span><text:span text:style-name="Strong_20_Emphasis"><text:span text:style-name="Source_20_Text">simple_exec</text:span></text:span> (and from the API module), so they are no longer invokable via:</text:p>
      <text:p text:style-name="P10"><text:span text:style-name="Source_20_Text">simple_exec prg=&lt;name&gt; ...</text:span></text:p>
      <text:p text:style-name="Text_20_body">From the old <text:span text:style-name="Source_20_Text">simple_exec</text:span>, the following commanders/cases are <text:span text:style-name="Strong_20_Emphasis">no longer wired up</text:span> in the refactored version:</text:p>
      <text:list xml:id="list2690066816" text:style-name="L35">
        <text:list-item>
          <text:p text:style-name="P54">Project / workflows:</text:p>
          <text:list>
            <text:list-item>
              <text:p text:style-name="P54"><text:span text:style-name="Source_20_Text">scale_project</text:span> (was <text:span text:style-name="Source_20_Text">commander_scale_project_distr</text:span>)</text:p>
            </text:list-item>
          </text:list>
        </text:list-item>
        <text:list-item>
          <text:p text:style-name="P54">Preprocessing / cluster2D:</text:p>
          <text:list>
            <text:list-item>
              <text:p text:style-name="P54"><text:span text:style-name="Source_20_Text">cleanup2D</text:span> (was <text:span text:style-name="Source_20_Text">commander_cleanup2D_hlev</text:span>)</text:p>
            </text:list-item>
            <text:list-item>
              <text:p text:style-name="P54"><text:soft-page-break/><text:span text:style-name="Source_20_Text">map_cavgs_states</text:span> (was <text:span text:style-name="Source_20_Text">commander_map_cavgs_states</text:span>)</text:p>
            </text:list-item>
            <text:list-item>
              <text:p text:style-name="P54"><text:span text:style-name="Source_20_Text">score_ptcls</text:span> (was <text:span text:style-name="Source_20_Text">commander_score_ptcls</text:span>)</text:p>
            </text:list-item>
          </text:list>
        </text:list-item>
        <text:list-item>
          <text:p text:style-name="P54">Ab initio / refine / validation:</text:p>
          <text:list>
            <text:list-item>
              <text:p text:style-name="P54"><text:span text:style-name="Source_20_Text">abinitio3D_cavgs_fast</text:span> (was <text:span text:style-name="Source_20_Text">commander_abinitio3D_cavgs_fast</text:span>)</text:p>
            </text:list-item>
            <text:list-item>
              <text:p text:style-name="P54"><text:span text:style-name="Source_20_Text">calc_pspec</text:span> (was <text:span text:style-name="Source_20_Text">commander_calc_pspec_distr</text:span>)</text:p>
            </text:list-item>
            <text:list-item>
              <text:p text:style-name="P54"><text:span text:style-name="Source_20_Text">map_validation</text:span> (was <text:span text:style-name="Source_20_Text">commander_map_validation</text:span>)</text:p>
            </text:list-item>
            <text:list-item>
              <text:p text:style-name="P54"><text:span text:style-name="Source_20_Text">model_validation</text:span> (was <text:span text:style-name="Source_20_Text">commander_model_validation</text:span>)</text:p>
            </text:list-item>
            <text:list-item>
              <text:p text:style-name="P54"><text:span text:style-name="Source_20_Text">model_validation_eo</text:span> (was <text:span text:style-name="Source_20_Text">commander_model_validation_eo</text:span>)</text:p>
            </text:list-item>
          </text:list>
        </text:list-item>
        <text:list-item>
          <text:p text:style-name="P54">Image/volume processing:</text:p>
          <text:list>
            <text:list-item>
              <text:p text:style-name="P54"><text:span text:style-name="Source_20_Text">nununiform_filter3D</text:span> (was <text:span text:style-name="Source_20_Text">commander_nununiform_filter3D</text:span>)</text:p>
            </text:list-item>
            <text:list-item>
              <text:p text:style-name="P54"><text:span text:style-name="Source_20_Text">ppca_volvar</text:span> (was <text:span text:style-name="Source_20_Text">commander_ppca_volvar</text:span>)</text:p>
            </text:list-item>
            <text:list-item>
              <text:p text:style-name="P54"><text:span text:style-name="Source_20_Text">sharpvol</text:span> (was <text:span text:style-name="Source_20_Text">commander_sharpvol</text:span>)</text:p>
            </text:list-item>
          </text:list>
        </text:list-item>
        <text:list-item>
          <text:p text:style-name="P54">Orientation / checks:</text:p>
          <text:list>
            <text:list-item>
              <text:p text:style-name="P54"><text:span text:style-name="Source_20_Text">check_states</text:span> (was <text:span text:style-name="Source_20_Text">commander_check_states</text:span>)</text:p>
            </text:list-item>
            <text:list-item>
              <text:p text:style-name="P54"><text:span text:style-name="Source_20_Text">oriconsensus</text:span> (was <text:span text:style-name="Source_20_Text">commander_oriconsensus</text:span>)</text:p>
            </text:list-item>
          </text:list>
        </text:list-item>
        <text:list-item>
          <text:p text:style-name="P54">Simulation / misc:</text:p>
          <text:list>
            <text:list-item>
              <text:p text:style-name="P54"><text:span text:style-name="Source_20_Text">fractionate_movies</text:span> (was <text:span text:style-name="Source_20_Text">commander_fractionate_movies_distr</text:span>)</text:p>
            </text:list-item>
            <text:list-item>
              <text:p text:style-name="P54"><text:span text:style-name="Source_20_Text">comparemc</text:span> (was <text:span text:style-name="Source_20_Text">commander_comparemc</text:span>)</text:p>
            </text:list-item>
            <text:list-item>
              <text:p text:style-name="P54"><text:span text:style-name="Source_20_Text">simulate_subtomogram</text:span> (was <text:span text:style-name="Source_20_Text">commander_simulate_subtomogram</text:span>)</text:p>
            </text:list-item>
            <text:list-item>
              <text:p text:style-name="P54"><text:span text:style-name="Source_20_Text">afm</text:span> (was <text:span text:style-name="Source_20_Text">commander_afm</text:span>)</text:p>
            </text:list-item>
            <text:list-item>
              <text:p text:style-name="P54"><text:span text:style-name="Source_20_Text">projops</text:span> (was <text:span text:style-name="Source_20_Text">commander_projops</text:span>)</text:p>
            </text:list-item>
            <text:list-item>
              <text:p text:style-name="P54"><text:span text:style-name="Source_20_Text">map2model_fsc</text:span> is <text:span text:style-name="Strong_20_Emphasis">still supported</text:span>, but only via <text:span text:style-name="Source_20_Text">simple_exec_module_api</text:span> and the <text:span text:style-name="Source_20_Text">pdb2mrc</text:span>/atoms group (you kept <text:span text:style-name="Source_20_Text">commander_pdb2mrc</text:span> and <text:span text:style-name="Source_20_Text">commander_prune_project_distr</text:span>; <text:span text:style-name="Source_20_Text">commander_map2model_fsc</text:span> moved into the API module only).</text:p>
            </text:list-item>
          </text:list>
        </text:list-item>
      </text:list>
      <text:p text:style-name="Text_20_body">Also:</text:p>
      <text:list xml:id="list1232163243" text:style-name="L36">
        <text:list-item>
          <text:p text:style-name="P55">The old local variable <text:span text:style-name="Source_20_Text">xcluster2D_hlev</text:span> has been renamed to <text:span text:style-name="Source_20_Text">xcluster2D</text:span> (still bound to <text:span text:style-name="Source_20_Text">commander_cluster2D_autoscale</text:span>), but the user-visible <text:span text:style-name="Source_20_Text">prg='cluster2D'</text:span> remains unchanged.</text:p>
        </text:list-item>
      </text:list>
      <text:p text:style-name="Text_20_body">If you want, you can turn that into a short “Breaking changes” note:</text:p>
      <text:p text:style-name="Quotations"><text:soft-page-break/>The following <text:span text:style-name="Source_20_Text">prg=</text:span> values are no longer supported by <text:span text:style-name="Source_20_Text">simple_exec</text:span>:<text:line-break/><text:span text:style-name="Source_20_Text">calc_pspec</text:span>, <text:span text:style-name="Source_20_Text">check_states</text:span>, <text:span text:style-name="Source_20_Text">cleanup2D</text:span>, <text:span text:style-name="Source_20_Text">comparemc</text:span>, <text:span text:style-name="Source_20_Text">fractionate_movies</text:span>,<text:line-break/><text:span text:style-name="Source_20_Text">map2model_fsc</text:span>, <text:span text:style-name="Source_20_Text">map_cavgs_states</text:span>, <text:span text:style-name="Source_20_Text">map_validation</text:span>, <text:span text:style-name="Source_20_Text">model_validation</text:span>,<text:line-break/><text:span text:style-name="Source_20_Text">model_validation_eo</text:span>, <text:span text:style-name="Source_20_Text">mkdir</text:span>, <text:span text:style-name="Source_20_Text">nununiform_filter3D</text:span>, <text:span text:style-name="Source_20_Text">oriconsensus</text:span>,<text:line-break/><text:span text:style-name="Source_20_Text">ppca_volvar</text:span>, <text:span text:style-name="Source_20_Text">projops</text:span>, <text:span text:style-name="Source_20_Text">scale_project</text:span>, <text:span text:style-name="Source_20_Text">sharpvol</text:span>, <text:span text:style-name="Source_20_Text">simulate_subtomogram</text:span>, <text:span text:style-name="Source_20_Text">afm</text:span>.</text:p>
      <text:p text:style-name="P64"><text:span text:style-name="Strong_20_Emphasis">Refactor </text:span><text:span text:style-name="Strong_20_Emphasis"><text:span text:style-name="Source_20_Text">simple_exec</text:span></text:span><text:span text:style-name="Strong_20_Emphasis"> to use a consolidated module API</text:span></text:p>
      <text:list xml:id="list1768789234" text:style-name="L37">
        <text:list-item>
          <text:p text:style-name="P56">Introduce <text:span text:style-name="Source_20_Text">simple_exec_module_api</text:span> to aggregate all <text:span text:style-name="Source_20_Text">simple_commanders_*</text:span> modules and re-export their <text:span text:style-name="Source_20_Text">commander_*</text:span> types.</text:p>
        </text:list-item>
        <text:list-item>
          <text:p text:style-name="P56">Update <text:span text:style-name="Source_20_Text">simple_exec</text:span> to <text:span text:style-name="Source_20_Text">use simple_exec_module_api</text:span> instead of directly using ~20 individual <text:span text:style-name="Source_20_Text">simple_commanders_*</text:span> modules.</text:p>
        </text:list-item>
        <text:list-item>
          <text:p text:style-name="P56">Restrict <text:span text:style-name="Source_20_Text">simple_exec_helpers</text:span> usage to the specific procedures it needs: <text:span text:style-name="Source_20_Text">script_exec</text:span>, <text:span text:style-name="Source_20_Text">restarted_exec</text:span>, <text:span text:style-name="Source_20_Text">update_job_descriptions_in_project</text:span>.</text:p>
        </text:list-item>
        <text:list-item>
          <text:p text:style-name="P56">Keep the existing <text:span text:style-name="Source_20_Text">type(commander_...)</text:span> declarations and <text:span text:style-name="Source_20_Text">select case(trim(prg))</text:span> dispatch in <text:span text:style-name="Source_20_Text">simple_exec</text:span>, so behavior for supported <text:span text:style-name="Source_20_Text">prg=</text:span> values is unchanged.</text:p>
        </text:list-item>
        <text:list-item>
          <text:p text:style-name="P56">Remove wiring for several legacy/unused commands from <text:span text:style-name="Source_20_Text">simple_exec</text:span> (e.g. <text:span text:style-name="Source_20_Text">calc_pspec</text:span>, <text:span text:style-name="Source_20_Text">cleanup2D</text:span>, <text:span text:style-name="Source_20_Text">nununiform_filter3D</text:span>, <text:span text:style-name="Source_20_Text">simulate_subtomogram</text:span>, <text:span text:style-name="Source_20_Text">sharpvol</text:span>, etc.), simplifying the CLI surface. Calls to these <text:span text:style-name="Source_20_Text">prg=</text:span> values now fail with <text:span text:style-name="Source_20_Text">THROW_HARD('prg=&lt;name&gt; is unsupported')</text:span>.</text:p>
        </text:list-item>
      </text:list>
      <text:p text:style-name="Text_20_body">This refactor reduces coupling between <text:span text:style-name="Source_20_Text">simple_exec</text:span> and the internal layout of the <text:span text:style-name="Source_20_Text">simple_commanders_*</text:span> modules, and makes it easier to add or reorganize commanders in the future: new commands only need to be added to <text:span text:style-name="Source_20_Text">simple_exec_module_api</text:span> and the <text:span text:style-name="Source_20_Text">select case</text:span> table.</text:p>
      <text:h text:style-name="Heading_20_2" text:outline-level="2">How to add a new SIMPLE command</text:h>
      <text:p text:style-name="Text_20_body">This section describes how to expose a new <text:span text:style-name="Source_20_Text">prg=&lt;name&gt;</text:span> command through <text:span text:style-name="Source_20_Text">simple_exec</text:span> using the <text:span text:style-name="Source_20_Text">simple_exec_module_api</text:span>.</text:p>
      <text:h text:style-name="Heading_20_3" text:outline-level="3">Overview</text:h>
      <text:p text:style-name="Text_20_body">A SIMPLE CLI command is composed of:</text:p>
      <text:list xml:id="list728120266" text:style-name="L45">
        <text:list-item>
          <text:p text:style-name="P57">A <text:span text:style-name="Strong_20_Emphasis">commander type</text:span> (e.g. <text:span text:style-name="Source_20_Text">commander_preprocess_distr</text:span>) defined in some <text:span text:style-name="Source_20_Text">simple_commanders_*</text:span> module.</text:p>
        </text:list-item>
        <text:list-item>
          <text:p text:style-name="P57">A <text:span text:style-name="Strong_20_Emphasis">variable</text:span> of that type declared in <text:span text:style-name="Source_20_Text">simple_exec</text:span>.</text:p>
        </text:list-item>
        <text:list-item>
          <text:p text:style-name="P57"><text:soft-page-break/>A <text:span text:style-name="Strong_20_Emphasis"><text:span text:style-name="Source_20_Text">case('...')</text:span></text:span> branch in the <text:span text:style-name="Source_20_Text">select case(trim(prg))</text:span> dispatch table.</text:p>
        </text:list-item>
        <text:list-item>
          <text:p text:style-name="P57">An optional <text:span text:style-name="Strong_20_Emphasis">UI registration</text:span>, so the command shows up in <text:span text:style-name="Source_20_Text">prg=list</text:span>.</text:p>
        </text:list-item>
      </text:list>
      <text:p text:style-name="Text_20_body"><text:span text:style-name="Source_20_Text">simple_exec</text:span> only depends on <text:span text:style-name="Source_20_Text">simple_exec_module_api</text:span>, which collects and re-exports all <text:span text:style-name="Source_20_Text">commander_*</text:span> types. New commands should be wired in via this module.</text:p>
      <text:p text:style-name="Horizontal_20_Line"/>
      <text:h text:style-name="Heading_20_3" text:outline-level="3">Step 1 — Define the commander (if needed)</text:h>
      <text:p text:style-name="Text_20_body">If your new functionality doesn’t already have a commander, define one in the appropriate <text:span text:style-name="Source_20_Text">simple_commanders_*</text:span> module, for example:</text:p>
      <text:p text:style-name="P3"><text:span text:style-name="Source_20_Text">module simple_commanders_newfeature</text:span></text:p>
      <text:p text:style-name="P3"><text:span text:style-name="Source_20_Text"><text:s text:c="4"/>implicit none</text:span></text:p>
      <text:p text:style-name="P3"><text:span text:style-name="Source_20_Text"><text:s text:c="4"/>type :: commander_newfeature</text:span></text:p>
      <text:p text:style-name="P3"><text:span text:style-name="Source_20_Text"><text:s text:c="4"/>contains</text:span></text:p>
      <text:p text:style-name="P3"><text:span text:style-name="Source_20_Text"><text:s text:c="8"/>procedure :: execute</text:span></text:p>
      <text:p text:style-name="P3"><text:span text:style-name="Source_20_Text"><text:s text:c="4"/>end type commander_newfeature</text:span></text:p>
      <text:p text:style-name="P3"><text:span text:style-name="Source_20_Text">contains</text:span></text:p>
      <text:p text:style-name="P3"><text:span text:style-name="Source_20_Text"><text:s text:c="4"/>subroutine execute(this, cline)</text:span></text:p>
      <text:p text:style-name="P3"><text:span text:style-name="Source_20_Text"><text:s text:c="8"/>class(commander_newfeature), intent(inout) :: this</text:span></text:p>
      <text:p text:style-name="P3"><text:span text:style-name="Source_20_Text"><text:s text:c="8"/>type(cmdline), <text:s text:c="13"/>intent(in) <text:s text:c="3"/>:: cline</text:span></text:p>
      <text:p text:style-name="P3"><text:span text:style-name="Source_20_Text"><text:s text:c="8"/>! ... implementation ...</text:span></text:p>
      <text:p text:style-name="P3"><text:span text:style-name="Source_20_Text"><text:s text:c="4"/>end subroutine execute</text:span></text:p>
      <text:p text:style-name="P10"><text:span text:style-name="Source_20_Text">end module simple_commanders_newfeature</text:span></text:p>
      <text:p text:style-name="Text_20_body">If you already have a <text:span text:style-name="Source_20_Text">commander_*</text:span> type, you can skip this step.</text:p>
      <text:p text:style-name="Horizontal_20_Line"/>
      <text:h text:style-name="Heading_20_3" text:outline-level="3">Step 2 — Export the commander via <text:span text:style-name="Source_20_Text">simple_exec_module_api</text:span></text:h>
      <text:p text:style-name="Text_20_body">Edit <text:span text:style-name="Source_20_Text">simple_exec_module_api</text:span>:</text:p>
      <text:list xml:id="list1848661779" text:style-name="L46">
        <text:list-item>
          <text:p text:style-name="P58"><text:span text:style-name="Strong_20_Emphasis">Add a </text:span><text:span text:style-name="Strong_20_Emphasis"><text:span text:style-name="Source_20_Text">use</text:span></text:span><text:span text:style-name="Strong_20_Emphasis"> for the module</text:span> that defines your commander:</text:p>
          <text:p text:style-name="P8"><text:span text:style-name="Source_20_Text">! newfeature commanders, &lt;short description&gt;</text:span></text:p>
          <text:p text:style-name="P15"><text:span text:style-name="Source_20_Text">use simple_commanders_newfeature, only: commander_newfeature</text:span></text:p>
        </text:list-item>
        <text:list-item>
          <text:p text:style-name="P58"><text:span text:style-name="Strong_20_Emphasis">Add the commander type to the </text:span><text:span text:style-name="Strong_20_Emphasis"><text:span text:style-name="Source_20_Text">public</text:span></text:span><text:span text:style-name="Strong_20_Emphasis"> API</text:span> in the corresponding group:</text:p>
          <text:p text:style-name="P8"><text:span text:style-name="Source_20_Text">! newfeature commanders, &lt;short description&gt;</text:span></text:p>
          <text:p text:style-name="P15"><text:span text:style-name="Source_20_Text">public :: commander_newfeature</text:span></text:p>
        </text:list-item>
      </text:list>
      <text:p text:style-name="Text_20_body">At this point, <text:span text:style-name="Source_20_Text">simple_exec</text:span> can see <text:span text:style-name="Source_20_Text">commander_newfeature</text:span> just by <text:span text:style-name="Source_20_Text">use simple_exec_module_api</text:span>.</text:p>
      <text:p text:style-name="Horizontal_20_Line"/>
      <text:h text:style-name="Heading_20_3" text:outline-level="3"><text:soft-page-break/>Step 3 — Declare the commander variable in <text:span text:style-name="Source_20_Text">simple_exec</text:span></text:h>
      <text:p text:style-name="Text_20_body">In <text:span text:style-name="Source_20_Text">simple_exec</text:span>, add a variable declaration in the appropriate section (or create a new section if needed):</text:p>
      <text:p text:style-name="P3"><text:span text:style-name="Source_20_Text">! NEWFEATURE PROGRAMS</text:span></text:p>
      <text:p text:style-name="P10"><text:span text:style-name="Source_20_Text">type(commander_newfeature) <text:s text:c="17"/>:: xnewfeature</text:span></text:p>
      <text:p text:style-name="Text_20_body">The convention is:</text:p>
      <text:list xml:id="list2895117250" text:style-name="L47">
        <text:list-item>
          <text:p text:style-name="P59">Type: <text:span text:style-name="Source_20_Text">commander_name</text:span></text:p>
        </text:list-item>
        <text:list-item>
          <text:p text:style-name="P59">Var: <text:span text:style-name="Source_20_Text">xname</text:span></text:p>
        </text:list-item>
        <text:list-item>
          <text:p text:style-name="P59">Comment header matches the logical group (e.g. “IMAGE PROCESSING PROGRAMS”).</text:p>
        </text:list-item>
      </text:list>
      <text:p text:style-name="Horizontal_20_Line"/>
      <text:h text:style-name="Heading_20_3" text:outline-level="3">Step 4 — Add a <text:span text:style-name="Source_20_Text">prg=</text:span> entry in the dispatch table</text:h>
      <text:p text:style-name="Text_20_body">In <text:span text:style-name="Source_20_Text">simple_exec</text:span>, locate the big <text:span text:style-name="Source_20_Text">select case(trim(prg))</text:span> and add a new <text:span text:style-name="Source_20_Text">case</text:span> for your program name:</text:p>
      <text:p text:style-name="P3"><text:span text:style-name="Source_20_Text"><text:s text:c="4"/>! NEWFEATURE PROGRAMS</text:span></text:p>
      <text:p text:style-name="P3"><text:span text:style-name="Source_20_Text"><text:s text:c="4"/>case( 'newfeature' )</text:span></text:p>
      <text:p text:style-name="P10"><text:span text:style-name="Source_20_Text"><text:s text:c="8"/>call xnewfeature%execute(cline)</text:span></text:p>
      <text:p text:style-name="Text_20_body">Guidelines:</text:p>
      <text:list xml:id="list1793195332" text:style-name="L48">
        <text:list-item>
          <text:p text:style-name="P60">The string <text:span text:style-name="Source_20_Text">'newfeature'</text:span> is the CLI value used as <text:span text:style-name="Source_20_Text">prg=newfeature</text:span>.</text:p>
        </text:list-item>
        <text:list-item>
          <text:p text:style-name="P60">Match existing style: one <text:span text:style-name="Source_20_Text">case('...')</text:span> per user-visible command.</text:p>
        </text:list-item>
        <text:list-item>
          <text:p text:style-name="P60">If the command supports restarts like <text:span text:style-name="Source_20_Text">refine3D</text:span>/<text:span text:style-name="Source_20_Text">abinitio3D</text:span>, follow the same pattern:</text:p>
          <text:p text:style-name="P9"><text:span text:style-name="Source_20_Text"><text:s text:c="2"/>case( 'newfeature' )</text:span></text:p>
          <text:p text:style-name="P9"><text:span text:style-name="Source_20_Text"><text:s text:c="6"/>if( cline%defined('nrestarts') )then</text:span></text:p>
          <text:p text:style-name="P9"><text:span text:style-name="Source_20_Text"><text:s text:c="10"/>call restarted_exec(cline, string('newfeature'), string('simple_exec'))</text:span></text:p>
          <text:p text:style-name="P9"><text:span text:style-name="Source_20_Text"><text:s text:c="6"/>else</text:span></text:p>
          <text:p text:style-name="P9"><text:span text:style-name="Source_20_Text"><text:s text:c="10"/>call xnewfeature%execute(cline)</text:span></text:p>
          <text:p text:style-name="P16"><text:span text:style-name="Source_20_Text"><text:s text:c="6"/>endif</text:span></text:p>
        </text:list-item>
      </text:list>
      <text:p text:style-name="Horizontal_20_Line"/>
      <text:h text:style-name="Heading_20_3" text:outline-level="3">Step 5 — (Optional) Register the command in the UI</text:h>
      <text:p text:style-name="Text_20_body">If you want the new command to show up when the user runs</text:p>
      <text:p text:style-name="P10"><text:span text:style-name="Source_20_Text">simple_exec prg=list</text:span></text:p>
      <text:p text:style-name="Text_20_body">you should register it in the user interface code used by:</text:p>
      <text:p text:style-name="P3"><text:span text:style-name="Source_20_Text">call make_user_interface</text:span></text:p>
      <text:p text:style-name="P3"><text:span text:style-name="Source_20_Text">...</text:span></text:p>
      <text:p text:style-name="P3"><text:span text:style-name="Source_20_Text">if( str_has_substr(entire_line, 'prg=list') )then</text:span></text:p>
      <text:p text:style-name="P3"><text:soft-page-break/><text:span text:style-name="Source_20_Text"><text:s text:c="4"/>call list_simple_prgs_in_ui</text:span></text:p>
      <text:p text:style-name="P3"><text:span text:style-name="Source_20_Text"><text:s text:c="4"/>stop</text:span></text:p>
      <text:p text:style-name="P10"><text:span text:style-name="Source_20_Text">endif</text:span></text:p>
      <text:p text:style-name="Text_20_body">The exact place depends on how your UI is implemented, but typically you:</text:p>
      <text:list xml:id="list775349390" text:style-name="L49">
        <text:list-item>
          <text:p text:style-name="P61">Add a new entry to the internal table of programs, or</text:p>
        </text:list-item>
        <text:list-item>
          <text:p text:style-name="P61">Extend whatever helper populates the list printed by <text:span text:style-name="Source_20_Text">list_simple_prgs_in_ui</text:span>.</text:p>
        </text:list-item>
      </text:list>
      <text:p text:style-name="Text_20_body">Document it alongside similar commands in that group (e.g. under “IMAGE PROCESSING PROGRAMS” or “PRE-PROCESSING WORKFLOWS”).</text:p>
      <text:p text:style-name="Horizontal_20_Line"/>
      <text:h text:style-name="Heading_20_3" text:outline-level="3">Step 6 — Version / logging considerations</text:h>
      <text:list xml:id="list2587272031" text:style-name="L50">
        <text:list-item>
          <text:p text:style-name="P62">If the new command is introduced in a new version, ensure the git hash passed to:</text:p>
          <text:p text:style-name="P17"><text:span text:style-name="Source_20_Text">call simple_print_git_version('&lt;hash&gt;')</text:span></text:p>
          <text:p text:style-name="P62">is updated as part of your release process (this is separate from adding the command but often done in the same PR).</text:p>
        </text:list-item>
      </text:list>
      <text:p text:style-name="Horizontal_20_Line"/>
      <text:h text:style-name="Heading_20_3" text:outline-level="3">Step 7 — Test the command</text:h>
      <text:p text:style-name="Text_20_body">Run a minimal smoke test:</text:p>
      <text:p text:style-name="P10"><text:span text:style-name="Source_20_Text">simple_exec prg=newfeature &lt;required-args&gt;</text:span></text:p>
      <text:p text:style-name="Text_20_body">Verify:</text:p>
      <text:list xml:id="list2423725046" text:style-name="L51">
        <text:list-item>
          <text:p text:style-name="P63">Command-line parsing succeeds.</text:p>
        </text:list-item>
        <text:list-item>
          <text:p text:style-name="P63">The correct <text:span text:style-name="Source_20_Text">case('newfeature')</text:span> branch is executed.</text:p>
        </text:list-item>
        <text:list-item>
          <text:p text:style-name="P63">The command appears (if desired) in <text:span text:style-name="Source_20_Text">simple_exec prg=list</text:span>.</text:p>
        </text:list-item>
        <text:list-item>
          <text:p text:style-name="P63">Any queue-script support via <text:span text:style-name="Source_20_Text">script_exec(...)</text:span> behaves as expected.</text:p>
        </text:list-item>
      </text:list>
      <text:p text:style-name="Text_20_body"/>
      <text:p text:style-name="Text_20_body"/>
      <text:p text:style-name="P18"/>
      <text:p text:style-name="P50"/>
    </office:text>
  </office:body>
</office:document-content>
</file>

<file path=styles.xml><?xml version="1.0" encoding="utf-8"?>
<office:document-styles xmlns:officeooo="http://openoffice.org/2009/office" xmlns:chart="urn:oasis:names:tc:opendocument:xmlns:chart:1.0" xmlns:svg="urn:oasis:names:tc:opendocument:xmlns:svg-compatible:1.0" xmlns:draw="urn:oasis:names:tc:opendocument:xmlns:drawing:1.0" xmlns:rpt="http://openoffice.org/2005/report" xmlns:field="urn:openoffice:names:experimental:ooo-ms-interop:xmlns:field:1.0" xmlns:text="urn:oasis:names:tc:opendocument:xmlns:text:1.0" xmlns:style="urn:oasis:names:tc:opendocument:xmlns:style:1.0" xmlns:meta="urn:oasis:names:tc:opendocument:xmlns:meta:1.0" xmlns:xlink="http://www.w3.org/1999/xlink" xmlns:xhtml="http://www.w3.org/1999/xhtml" xmlns:css3t="http://www.w3.org/TR/css3-text/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2-02T11:42:13.988605099</meta:creation-date>
    <dc:date>2025-12-11T11:05:37.150456471</dc:date>
    <meta:editing-duration>PT12H19M1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7" meta:paragraph-count="176" meta:word-count="1210" meta:character-count="9579" meta:non-whitespace-character-count="8479"/>
  </office:meta>
</office:document-meta>
</file>